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4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5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4" style:family="paragraph">
      <style:text-properties fo:font-size="8pt" style:font-size-asian="8pt" style:font-size-complex="8pt"/>
    </style:style>
    <style:style style:name="P153" style:parent-style-name="TableContents" style:list-style-name="LFO4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6" style:family="paragraph">
      <style:text-properties fo:font-size="8pt" style:font-size-asian="8pt" style:font-size-complex="8pt"/>
    </style:style>
    <style:style style:name="P172" style:parent-style-name="TableContents" style:list-style-name="LFO6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Buscar<text:s/>Compras<text:s/>por Periodos (UC-16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Cajas los registros de<text:s/>Compras<text:s/>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 permitirá<text:s/>buscar en los Registros de<text:s/>Compras<text:s/>las<text:s/>Compras<text:s/>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<text:s/>Compras<text:s/>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Buscar<text:s/>Compras<text:s/>por Periodos (UC-16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<text:s/>Compras<text:s/>completas con una fecha de inicio y fecha de fin como 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<text:s/>Buscar Compras por Periodos (UC-16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<text:s/>Requiere buscar compras por fecha de inicio y fecha de fin</text:p>
                  <text:p text:style-name="P95">Encargado:<text:s/>Requiere<text:s/>entradas precisas de fecha de inicio y fecha de fi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<text:s/>Depósito<text:s/>a buscar.</text:p>
                    </text:list-item>
                    <text:list-item>
                      <text:p text:style-name="P107">Deben existir Registro de<text:s/>Compras en el Depósito</text:p>
                    </text:list-item>
                    <text:list-item>
                      <text:p text:style-name="P108">Deben existir<text:s/>Compras<text:s/>Completas en los Registros de<text:s/>Compra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<text:s/>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<text:s/>Depósito<text:s/>los registros de<text:s/>Compras<text:s/>que lo componen.</text:p>
                    </text:list-item>
                    <text:list-item>
                      <text:p text:style-name="P121">Busca en los Registros de<text:s/>Compras<text:s/>las<text:s/>Compras<text:s/>que lo componen</text:p>
                    </text:list-item>
                    <text:list-item>
                      <text:p text:style-name="P122">Busca<text:s/>Compras<text:s/>completas (con una fecha de inicio y una fecha de fin como parámetro)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<text:s/>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3:</text:p>
                  <text:list text:style-name="LFO4" text:continue-numbering="true">
                    <text:list-item>
                      <text:p text:style-name="P129">3.a El Sistema no presenta ninguna<text:s/>Compra<text:s/></text:p>
                    </text:list-item>
                  </text:list>
                  <text:p text:style-name="P130">Fracaso 4:</text:p>
                  <text:list text:style-name="LFO5" text:continue-numbering="true">
                    <text:list-item>
                      <text:p text:style-name="P131">4.a El Sistema no presenta ninguna<text:s/>Compr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<text:s/>Encargado solicita las<text:s/>Compras<text:s/>Periodos, ingresando</text:p>
                  <text:list text:style-name="LFO4" text:continue-numbering="true">
                    <text:list-item>
                      <text:p text:style-name="P152">Fecha de inicio</text:p>
                    </text:list-item>
                    <text:list-item>
                      <text:p text:style-name="P153">Fecha de fin</text:p>
                    </text:list-item>
                  </text:list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Busca en las<text:s/>Deposito<text:s/>los registros de<text:s/>Compr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en los Registros de<text:s/>Compra<text:s/>las<text:s/>Compras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s Busca las<text:s/>Compas<text:s/>completas con<text:s/></text:p>
                  <text:list text:style-name="LFO6" text:continue-numbering="true">
                    <text:list-item>
                      <text:p text:style-name="P171">Fecha de<text:s/>venta mayor o igual a la fecha de inicio</text:p>
                    </text:list-item>
                    <text:list-item>
                      <text:p text:style-name="P172">Fecha de venta menor o igual a la fecha de fin</text:p>
                    </text:list-item>
                  </text:list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5. El Sistema presenta las<text:s/>Compras<text:s/>buscadas</text:p>
                </table:table-cell>
              </table:table-row>
            </table:table>
            <text:p text:style-name="P178"/>
          </table:table-cell>
          <table:covered-table-cell/>
        </table:table-row>
        <table:table-row table:style-name="TableRow179">
          <table:table-cell table:style-name="TableCell180" table:number-columns-spanned="2"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 soporte a la recuperación y registro correcto,<text:s/>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Cajero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<text:s/>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 Sistema detecta anomalías 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 El sistema busca en los Registros de<text:s/>Compra<text:s/>las<text:s/>Compras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no presenta ninguna<text:s/>Compra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4.a El Sistemas Busca las<text:s/>Compras<text:s/>completas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no presenta ninguna<text:s/>Compra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P257">Observación: No contempla la consulta de Saldo en Deposito, está la realiza “Consultar Saldo en Deposito<text:s/>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 de Negocio 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able:table-row table:style-name="TableRow269">
          <table:table-cell table:style-name="TableCell270" table:number-columns-spanned="2">
            <text:p text:style-name="P271">Asociación de Extensión: SI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 Inclusión: SI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 “Procesar<text:s/>Transferencia de Deposito a Góndola (UC-12)”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<text:s/>“Consultar Saldo de Articulo (UC-07)”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<text:s/>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 negocio</text:p>
          </table:table-cell>
        </table:table-row>
      </table:table>
      <text:p text:style-name="P329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15:22:00Z</dc:date>
    <meta:print-date>2014-11-21T17:11:00Z</meta:print-date>
    <meta:template xlink:href="Normal" xlink:type="simple"/>
    <meta:editing-cycles>194</meta:editing-cycles>
    <meta:editing-duration>PT77280S</meta:editing-duration>
    <meta:document-statistic meta:page-count="1" meta:paragraph-count="7" meta:word-count="576" meta:character-count="3738" meta:row-count="26" meta:non-whitespace-character-count="3169"/>
  </office:meta>
</office:document-meta>
</file>